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62.19mm"/>
    </style:style>
    <style:style style:name="co10" style:family="table-column">
      <style:table-column-properties fo:break-before="auto" style:column-width="25.22mm"/>
    </style:style>
    <style:style style:name="co11" style:family="table-column">
      <style:table-column-properties fo:break-before="auto" style:column-width="24.08mm"/>
    </style:style>
    <style:style style:name="co12" style:family="table-column">
      <style:table-column-properties fo:break-before="auto" style:column-width="37.25mm"/>
    </style:style>
    <style:style style:name="co13" style:family="table-column">
      <style:table-column-properties fo:break-before="auto" style:column-width="35.54mm"/>
    </style:style>
    <style:style style:name="co14" style:family="table-column">
      <style:table-column-properties fo:break-before="auto" style:column-width="60.48mm"/>
    </style:style>
    <style:style style:name="co15" style:family="table-column">
      <style:table-column-properties fo:break-before="auto" style:column-width="25.79mm"/>
    </style:style>
    <style:style style:name="co16" style:family="table-column">
      <style:table-column-properties fo:break-before="auto" style:column-width="31.52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60.77mm"/>
    </style:style>
    <style:style style:name="co19" style:family="table-column">
      <style:table-column-properties fo:break-before="auto" style:column-width="24.92mm"/>
    </style:style>
    <style:style style:name="co20" style:family="table-column">
      <style:table-column-properties fo:break-before="auto" style:column-width="34.68mm"/>
    </style:style>
    <style:style style:name="co21" style:family="table-column">
      <style:table-column-properties fo:break-before="auto" style:column-width="58.76mm"/>
    </style:style>
    <style:style style:name="co22" style:family="table-column">
      <style:table-column-properties fo:break-before="auto" style:column-width="34.96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62.78mm"/>
    </style:style>
    <style:style style:name="co25" style:family="table-column">
      <style:table-column-properties fo:break-before="auto" style:column-width="28.95mm"/>
    </style:style>
    <style:style style:name="co26" style:family="table-column">
      <style:table-column-properties fo:break-before="auto" style:column-width="34.11mm"/>
    </style:style>
    <style:style style:name="co27" style:family="table-column">
      <style:table-column-properties fo:break-before="auto" style:column-width="61.33mm"/>
    </style:style>
    <style:style style:name="co28" style:family="table-column">
      <style:table-column-properties fo:break-before="auto" style:column-width="43.85mm"/>
    </style:style>
    <style:style style:name="co29" style:family="table-column">
      <style:table-column-properties fo:break-before="auto" style:column-width="38.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ddddd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style:font-size-asian="11pt" style:font-size-complex="11pt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GGu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G_uniforme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56302738561465" calcext:value-type="float">
            <text:p>4,5630273856146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26.5" calcext:value-type="float">
            <text:p>18226,5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94654594990359" calcext:value-type="float">
            <text:p>6,95</text:p>
          </table:table-cell>
          <table:table-cell office:value-type="float" office:value="4.96527" calcext:value-type="float">
            <text:p>4,96527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98.8880213333333" calcext:value-type="float">
            <text:p>98,8880213333333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665.7" calcext:value-type="float">
            <text:p>17665,7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75266345470277" calcext:value-type="float">
            <text:p>8,75</text:p>
          </table:table-cell>
          <table:table-cell office:value-type="float" office:value="5.76152" calcext:value-type="float">
            <text:p>5,76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831.6" calcext:value-type="float">
            <text:p>17831,6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92648867296241" calcext:value-type="float">
            <text:p>7,93</text:p>
          </table:table-cell>
          <table:table-cell office:value-type="float" office:value="5.80473" calcext:value-type="float">
            <text:p>5,80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70.5" calcext:value-type="float">
            <text:p>17870,5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16127137292022" calcext:value-type="float">
            <text:p>8,16</text:p>
          </table:table-cell>
          <table:table-cell office:value-type="float" office:value="5.72931" calcext:value-type="float">
            <text:p>5,72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35.3" calcext:value-type="float">
            <text:p>17835,3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17031254591166" calcext:value-type="float">
            <text:p>8,17</text:p>
          </table:table-cell>
          <table:table-cell office:value-type="float" office:value="5.65694" calcext:value-type="float">
            <text:p>5,65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074.4" calcext:value-type="float">
            <text:p>18074,4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15951183054967" calcext:value-type="float">
            <text:p>8,16</text:p>
          </table:table-cell>
          <table:table-cell office:value-type="float" office:value="5.20529" calcext:value-type="float">
            <text:p>5,20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86.1" calcext:value-type="float">
            <text:p>17986,1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6.95908965964628" calcext:value-type="float">
            <text:p>6,96</text:p>
          </table:table-cell>
          <table:table-cell office:value-type="float" office:value="5.96743" calcext:value-type="float">
            <text:p>5,96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59.6" calcext:value-type="float">
            <text:p>17859,6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23062564982594" calcext:value-type="float">
            <text:p>8,23</text:p>
          </table:table-cell>
          <table:table-cell office:value-type="float" office:value="5.83463" calcext:value-type="float">
            <text:p>5,83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59.5" calcext:value-type="float">
            <text:p>17959,5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79279437030258" calcext:value-type="float">
            <text:p>7,79</text:p>
          </table:table-cell>
          <table:table-cell office:value-type="float" office:value="4.98309" calcext:value-type="float">
            <text:p>4,98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32" calcext:value-type="float">
            <text:p>17832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04288640402962" calcext:value-type="float">
            <text:p>9,04</text:p>
          </table:table-cell>
          <table:table-cell office:value-type="float" office:value="4.90718" calcext:value-type="float">
            <text:p>4,90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0959" calcext:value-type="float">
            <text:p>750959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47950634976612" calcext:value-type="float">
            <text:p>3,48</text:p>
          </table:table-cell>
          <table:table-cell office:value-type="float" office:value="5.04212" calcext:value-type="float">
            <text:p>5,04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3767" calcext:value-type="float">
            <text:p>753767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3.35870604232457" calcext:value-type="float">
            <text:p>3,36</text:p>
          </table:table-cell>
          <table:table-cell office:value-type="float" office:value="4.92418" calcext:value-type="float">
            <text:p>4,92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6022" calcext:value-type="float">
            <text:p>756022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67086515085134" calcext:value-type="float">
            <text:p>2,67</text:p>
          </table:table-cell>
          <table:table-cell office:value-type="float" office:value="4.62276" calcext:value-type="float">
            <text:p>4,62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5408" calcext:value-type="float">
            <text:p>755408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57760685405834" calcext:value-type="float">
            <text:p>2,58</text:p>
          </table:table-cell>
          <table:table-cell office:value-type="float" office:value="4.93484" calcext:value-type="float">
            <text:p>4,93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1993" calcext:value-type="float">
            <text:p>751993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3.0450909794753" calcext:value-type="float">
            <text:p>3,05</text:p>
          </table:table-cell>
          <table:table-cell office:value-type="float" office:value="5.56855" calcext:value-type="float">
            <text:p>5,56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6157" calcext:value-type="float">
            <text:p>756157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45069949435027" calcext:value-type="float">
            <text:p>2,45</text:p>
          </table:table-cell>
          <table:table-cell office:value-type="float" office:value="5.1374" calcext:value-type="float">
            <text:p>5,1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9278" calcext:value-type="float">
            <text:p>759278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31010236153482" calcext:value-type="float">
            <text:p>2,31</text:p>
          </table:table-cell>
          <table:table-cell office:value-type="float" office:value="4.92538" calcext:value-type="float">
            <text:p>4,92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1768" calcext:value-type="float">
            <text:p>751768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3.51666439394547" calcext:value-type="float">
            <text:p>3,52</text:p>
          </table:table-cell>
          <table:table-cell office:value-type="float" office:value="4.86483" calcext:value-type="float">
            <text:p>4,86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7179" calcext:value-type="float">
            <text:p>757179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27454023547139" calcext:value-type="float">
            <text:p>2,27</text:p>
          </table:table-cell>
          <table:table-cell office:value-type="float" office:value="5.0193" calcext:value-type="float">
            <text:p>5,0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2686" calcext:value-type="float">
            <text:p>762686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58399036209953" calcext:value-type="float">
            <text:p>1,58</text:p>
          </table:table-cell>
          <table:table-cell office:value-type="float" office:value="5.33289" calcext:value-type="float">
            <text:p>5,33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1545" calcext:value-type="float">
            <text:p>111545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2.27266753695056" calcext:value-type="float">
            <text:p>2,27</text:p>
          </table:table-cell>
          <table:table-cell office:value-type="float" office:value="283.597" calcext:value-type="float">
            <text:p>283,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09949" calcext:value-type="float">
            <text:p>109949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3.63128001963328" calcext:value-type="float">
            <text:p>3,63</text:p>
          </table:table-cell>
          <table:table-cell office:value-type="float" office:value="270.564" calcext:value-type="float">
            <text:p>270,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1260" calcext:value-type="float">
            <text:p>11126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2.50955101468578" calcext:value-type="float">
            <text:p>2,51</text:p>
          </table:table-cell>
          <table:table-cell office:value-type="float" office:value="283.683" calcext:value-type="float">
            <text:p>283,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0299" calcext:value-type="float">
            <text:p>110299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3.41847412064482" calcext:value-type="float">
            <text:p>3,42</text:p>
          </table:table-cell>
          <table:table-cell office:value-type="float" office:value="286.789" calcext:value-type="float">
            <text:p>286,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099" calcext:value-type="float">
            <text:p>111099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2.69837099316868" calcext:value-type="float">
            <text:p>2,70</text:p>
          </table:table-cell>
          <table:table-cell office:value-type="float" office:value="288.847" calcext:value-type="float">
            <text:p>288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0865" calcext:value-type="float">
            <text:p>110865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96449952736057" calcext:value-type="float">
            <text:p>2,96</text:p>
          </table:table-cell>
          <table:table-cell office:value-type="float" office:value="282.319" calcext:value-type="float">
            <text:p>282,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703" calcext:value-type="float">
            <text:p>110703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3.07320532688923" calcext:value-type="float">
            <text:p>3,07</text:p>
          </table:table-cell>
          <table:table-cell office:value-type="float" office:value="288.973" calcext:value-type="float">
            <text:p>288,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9998" calcext:value-type="float">
            <text:p>109998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3.82940775323926" calcext:value-type="float">
            <text:p>3,83</text:p>
          </table:table-cell>
          <table:table-cell office:value-type="float" office:value="288.876" calcext:value-type="float">
            <text:p>288,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1790" calcext:value-type="float">
            <text:p>111790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11118991952785" calcext:value-type="float">
            <text:p>2,11</text:p>
          </table:table-cell>
          <table:table-cell office:value-type="float" office:value="293.63" calcext:value-type="float">
            <text:p>293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0797" calcext:value-type="float">
            <text:p>110797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97221322170749" calcext:value-type="float">
            <text:p>2,97</text:p>
          </table:table-cell>
          <table:table-cell office:value-type="float" office:value="294.175" calcext:value-type="float">
            <text:p>294,175</text:p>
          </table:table-cell>
          <table:table-cell table:number-columns-repeated="3"/>
        </table:table-row>
      </table:table>
      <table:table table:name="AGGp" table:style-name="ta1">
        <table:table-column table:style-name="co9" table:default-cell-style-name="ce2"/>
        <table:table-column table:style-name="co6" table:default-cell-style-name="ce10"/>
        <table:table-column table:style-name="co10" table:default-cell-style-name="ce5"/>
        <table:table-column table:style-name="co6" table:default-cell-style-name="ce6"/>
        <table:table-column table:style-name="co11" table:default-cell-style-name="ce3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G_posicion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6.41150124645679" calcext:value-type="float">
            <text:p>6,41150124645679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73.1" calcext:value-type="float">
            <text:p>18173,1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21917396111118" calcext:value-type="float">
            <text:p>7,22</text:p>
          </table:table-cell>
          <table:table-cell office:value-type="float" office:value="1.00243" calcext:value-type="float">
            <text:p>1,00243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3.64842406666667" calcext:value-type="float">
            <text:p>3,6484240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683.4" calcext:value-type="float">
            <text:p>17683,4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66123895089869" calcext:value-type="float">
            <text:p>8,66</text:p>
          </table:table-cell>
          <table:table-cell office:value-type="float" office:value="0.917061" calcext:value-type="float">
            <text:p>0,91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739.6" calcext:value-type="float">
            <text:p>17739,6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4015309037262" calcext:value-type="float">
            <text:p>8,40</text:p>
          </table:table-cell>
          <table:table-cell office:value-type="float" office:value="0.929092" calcext:value-type="float">
            <text:p>0,929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23" calcext:value-type="float">
            <text:p>1782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40537979796632" calcext:value-type="float">
            <text:p>8,41</text:p>
          </table:table-cell>
          <table:table-cell office:value-type="float" office:value="0.928663" calcext:value-type="float">
            <text:p>0,928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675.8" calcext:value-type="float">
            <text:p>17675,8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99153983947706" calcext:value-type="float">
            <text:p>8,99</text:p>
          </table:table-cell>
          <table:table-cell office:value-type="float" office:value="0.939613" calcext:value-type="float">
            <text:p>0,939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7901.7" calcext:value-type="float">
            <text:p>17901,7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9.03704316253657" calcext:value-type="float">
            <text:p>9,04</text:p>
          </table:table-cell>
          <table:table-cell office:value-type="float" office:value="1.02756" calcext:value-type="float">
            <text:p>1,02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882.4" calcext:value-type="float">
            <text:p>17882,4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49552292768629" calcext:value-type="float">
            <text:p>7,50</text:p>
          </table:table-cell>
          <table:table-cell office:value-type="float" office:value="0.953943" calcext:value-type="float">
            <text:p>0,953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521.8" calcext:value-type="float">
            <text:p>17521,8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9.96636971215034" calcext:value-type="float">
            <text:p>9,97</text:p>
          </table:table-cell>
          <table:table-cell office:value-type="float" office:value="0.958588" calcext:value-type="float">
            <text:p>0,958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718.8" calcext:value-type="float">
            <text:p>17718,8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9.02859015498859" calcext:value-type="float">
            <text:p>9,03</text:p>
          </table:table-cell>
          <table:table-cell office:value-type="float" office:value="0.9488" calcext:value-type="float">
            <text:p>0,9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794.2" calcext:value-type="float">
            <text:p>17794,2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23569589785687" calcext:value-type="float">
            <text:p>9,24</text:p>
          </table:table-cell>
          <table:table-cell office:value-type="float" office:value="0.95895" calcext:value-type="float">
            <text:p>0,95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1852" calcext:value-type="float">
            <text:p>751852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36472937681598" calcext:value-type="float">
            <text:p>3,36</text:p>
          </table:table-cell>
          <table:table-cell office:value-type="float" office:value="0.965117" calcext:value-type="float">
            <text:p>0,965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37389" calcext:value-type="float">
            <text:p>737389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5.45854738910521" calcext:value-type="float">
            <text:p>5,46</text:p>
          </table:table-cell>
          <table:table-cell office:value-type="float" office:value="1.00491" calcext:value-type="float">
            <text:p>1,00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4674" calcext:value-type="float">
            <text:p>754674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84440464279292" calcext:value-type="float">
            <text:p>2,84</text:p>
          </table:table-cell>
          <table:table-cell office:value-type="float" office:value="0.919125" calcext:value-type="float">
            <text:p>0,91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4884" calcext:value-type="float">
            <text:p>754884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64518534675166" calcext:value-type="float">
            <text:p>2,65</text:p>
          </table:table-cell>
          <table:table-cell office:value-type="float" office:value="0.932485" calcext:value-type="float">
            <text:p>0,932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3617" calcext:value-type="float">
            <text:p>753617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83570768435243" calcext:value-type="float">
            <text:p>2,84</text:p>
          </table:table-cell>
          <table:table-cell office:value-type="float" office:value="0.975174" calcext:value-type="float">
            <text:p>0,975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9430" calcext:value-type="float">
            <text:p>75943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02846064639278" calcext:value-type="float">
            <text:p>2,03</text:p>
          </table:table-cell>
          <table:table-cell office:value-type="float" office:value="1.04056" calcext:value-type="float">
            <text:p>1,04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41181" calcext:value-type="float">
            <text:p>741181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4.63849074834875" calcext:value-type="float">
            <text:p>4,64</text:p>
          </table:table-cell>
          <table:table-cell office:value-type="float" office:value="0.952942" calcext:value-type="float">
            <text:p>0,95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40043" calcext:value-type="float">
            <text:p>74004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5.0214732046171" calcext:value-type="float">
            <text:p>5,02</text:p>
          </table:table-cell>
          <table:table-cell office:value-type="float" office:value="1.06294" calcext:value-type="float">
            <text:p>1,06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42112" calcext:value-type="float">
            <text:p>742112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4.2191656176758" calcext:value-type="float">
            <text:p>4,22</text:p>
          </table:table-cell>
          <table:table-cell office:value-type="float" office:value="0.999866" calcext:value-type="float">
            <text:p>0,999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5836" calcext:value-type="float">
            <text:p>755836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4679054543126" calcext:value-type="float">
            <text:p>2,47</text:p>
          </table:table-cell>
          <table:table-cell office:value-type="float" office:value="0.956713" calcext:value-type="float">
            <text:p>0,956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06418" calcext:value-type="float">
            <text:p>106418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6.76455900261961" calcext:value-type="float">
            <text:p>6,76</text:p>
          </table:table-cell>
          <table:table-cell office:value-type="float" office:value="9.75718" calcext:value-type="float">
            <text:p>9,75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05494" calcext:value-type="float">
            <text:p>105494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7.53602355993409" calcext:value-type="float">
            <text:p>7,54</text:p>
          </table:table-cell>
          <table:table-cell office:value-type="float" office:value="9.06436" calcext:value-type="float">
            <text:p>9,06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05956" calcext:value-type="float">
            <text:p>105956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7.15712733517928" calcext:value-type="float">
            <text:p>7,16</text:p>
          </table:table-cell>
          <table:table-cell office:value-type="float" office:value="9.63326" calcext:value-type="float">
            <text:p>9,63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06365" calcext:value-type="float">
            <text:p>106365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6.86321725348721" calcext:value-type="float">
            <text:p>6,86</text:p>
          </table:table-cell>
          <table:table-cell office:value-type="float" office:value="8.34459" calcext:value-type="float">
            <text:p>8,34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06118" calcext:value-type="float">
            <text:p>106118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7.06078122263093" calcext:value-type="float">
            <text:p>7,06</text:p>
          </table:table-cell>
          <table:table-cell office:value-type="float" office:value="7.98553" calcext:value-type="float">
            <text:p>7,98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06067" calcext:value-type="float">
            <text:p>106067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7.16398837657109" calcext:value-type="float">
            <text:p>7,16</text:p>
          </table:table-cell>
          <table:table-cell office:value-type="float" office:value="8.33028" calcext:value-type="float">
            <text:p>8,33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06411" calcext:value-type="float">
            <text:p>106411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6.83109628501134" calcext:value-type="float">
            <text:p>6,83</text:p>
          </table:table-cell>
          <table:table-cell office:value-type="float" office:value="8.33431" calcext:value-type="float">
            <text:p>8,33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6541" calcext:value-type="float">
            <text:p>106541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6.85184213747399" calcext:value-type="float">
            <text:p>6,85</text:p>
          </table:table-cell>
          <table:table-cell office:value-type="float" office:value="8.6557" calcext:value-type="float">
            <text:p>8,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06302" calcext:value-type="float">
            <text:p>106302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6.91675204245147" calcext:value-type="float">
            <text:p>6,92</text:p>
          </table:table-cell>
          <table:table-cell office:value-type="float" office:value="10.1856" calcext:value-type="float">
            <text:p>10,1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05931" calcext:value-type="float">
            <text:p>105931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7.23349475878134" calcext:value-type="float">
            <text:p>7,23</text:p>
          </table:table-cell>
          <table:table-cell office:value-type="float" office:value="9.78738" calcext:value-type="float">
            <text:p>9,78738</text:p>
          </table:table-cell>
          <table:table-cell table:number-columns-repeated="3"/>
        </table:table-row>
      </table:table>
      <table:table table:name="AGEu" table:style-name="ta1">
        <table:table-column table:style-name="co14" table:default-cell-style-name="ce2"/>
        <table:table-column table:style-name="co6" table:default-cell-style-name="ce3"/>
        <table:table-column table:style-name="co15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E_uniforme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87122007809997" calcext:value-type="float">
            <text:p>3,87122007809997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55.6" calcext:value-type="float">
            <text:p>18255,6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79797899997586" calcext:value-type="float">
            <text:p>6,80</text:p>
          </table:table-cell>
          <table:table-cell office:value-type="float" office:value="1.92972" calcext:value-type="float">
            <text:p>1,92972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130.560206" calcext:value-type="float">
            <text:p>130,560206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62.9" calcext:value-type="float">
            <text:p>17762,9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25060346771086" calcext:value-type="float">
            <text:p>8,25</text:p>
          </table:table-cell>
          <table:table-cell office:value-type="float" office:value="1.74018" calcext:value-type="float">
            <text:p>1,74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789.6" calcext:value-type="float">
            <text:p>17789,6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1433557783111" calcext:value-type="float">
            <text:p>8,14</text:p>
          </table:table-cell>
          <table:table-cell office:value-type="float" office:value="1.68491" calcext:value-type="float">
            <text:p>1,68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779.9" calcext:value-type="float">
            <text:p>17779,9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62687607416603" calcext:value-type="float">
            <text:p>8,63</text:p>
          </table:table-cell>
          <table:table-cell office:value-type="float" office:value="1.72569" calcext:value-type="float">
            <text:p>1,72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99.3" calcext:value-type="float">
            <text:p>17799,3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35566792251576" calcext:value-type="float">
            <text:p>8,36</text:p>
          </table:table-cell>
          <table:table-cell office:value-type="float" office:value="1.6325" calcext:value-type="float">
            <text:p>1,6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15.9" calcext:value-type="float">
            <text:p>18115,9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94864008603631" calcext:value-type="float">
            <text:p>7,95</text:p>
          </table:table-cell>
          <table:table-cell office:value-type="float" office:value="1.73134" calcext:value-type="float">
            <text:p>1,73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42.9" calcext:value-type="float">
            <text:p>17942,9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18256041354529" calcext:value-type="float">
            <text:p>7,18</text:p>
          </table:table-cell>
          <table:table-cell office:value-type="float" office:value="1.76674" calcext:value-type="float">
            <text:p>1,76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28.5" calcext:value-type="float">
            <text:p>17828,5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39042920322525" calcext:value-type="float">
            <text:p>8,39</text:p>
          </table:table-cell>
          <table:table-cell office:value-type="float" office:value="1.62417" calcext:value-type="float">
            <text:p>1,62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851.6" calcext:value-type="float">
            <text:p>17851,6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8.3467717910239" calcext:value-type="float">
            <text:p>8,35</text:p>
          </table:table-cell>
          <table:table-cell office:value-type="float" office:value="1.80643" calcext:value-type="float">
            <text:p>1,80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89.2" calcext:value-type="float">
            <text:p>17889,2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5112177315874" calcext:value-type="float">
            <text:p>8,75</text:p>
          </table:table-cell>
          <table:table-cell office:value-type="float" office:value="1.76334" calcext:value-type="float">
            <text:p>1,76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5370" calcext:value-type="float">
            <text:p>75537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2.91256208584334" calcext:value-type="float">
            <text:p>2,91</text:p>
          </table:table-cell>
          <table:table-cell office:value-type="float" office:value="1.73296" calcext:value-type="float">
            <text:p>1,73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8928" calcext:value-type="float">
            <text:p>758928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69700857067144" calcext:value-type="float">
            <text:p>2,70</text:p>
          </table:table-cell>
          <table:table-cell office:value-type="float" office:value="1.97013" calcext:value-type="float">
            <text:p>1,97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3443" calcext:value-type="float">
            <text:p>763443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71549677570415" calcext:value-type="float">
            <text:p>1,72</text:p>
          </table:table-cell>
          <table:table-cell office:value-type="float" office:value="1.90218" calcext:value-type="float">
            <text:p>1,90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9394" calcext:value-type="float">
            <text:p>759394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06354602986834" calcext:value-type="float">
            <text:p>2,06</text:p>
          </table:table-cell>
          <table:table-cell office:value-type="float" office:value="1.75929" calcext:value-type="float">
            <text:p>1,75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8386" calcext:value-type="float">
            <text:p>758386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22083765082966" calcext:value-type="float">
            <text:p>2,22</text:p>
          </table:table-cell>
          <table:table-cell office:value-type="float" office:value="1.72435" calcext:value-type="float">
            <text:p>1,72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60479" calcext:value-type="float">
            <text:p>760479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89313264409905" calcext:value-type="float">
            <text:p>1,89</text:p>
          </table:table-cell>
          <table:table-cell office:value-type="float" office:value="1.79495" calcext:value-type="float">
            <text:p>1,79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4552" calcext:value-type="float">
            <text:p>774552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0.344925579736961" calcext:value-type="float">
            <text:p>0,34</text:p>
          </table:table-cell>
          <table:table-cell office:value-type="float" office:value="1.84643" calcext:value-type="float">
            <text:p>1,84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8492" calcext:value-type="float">
            <text:p>758492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65369343932235" calcext:value-type="float">
            <text:p>2,65</text:p>
          </table:table-cell>
          <table:table-cell office:value-type="float" office:value="1.6573" calcext:value-type="float">
            <text:p>1,6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3424" calcext:value-type="float">
            <text:p>753424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75918006491173" calcext:value-type="float">
            <text:p>2,76</text:p>
          </table:table-cell>
          <table:table-cell office:value-type="float" office:value="1.71337" calcext:value-type="float">
            <text:p>1,71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5509" calcext:value-type="float">
            <text:p>755509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51010110907956" calcext:value-type="float">
            <text:p>2,51</text:p>
          </table:table-cell>
          <table:table-cell office:value-type="float" office:value="1.8142" calcext:value-type="float">
            <text:p>1,8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762" calcext:value-type="float">
            <text:p>112762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20642374648455" calcext:value-type="float">
            <text:p>1,21</text:p>
          </table:table-cell>
          <table:table-cell office:value-type="float" office:value="306.555" calcext:value-type="float">
            <text:p>306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860" calcext:value-type="float">
            <text:p>11286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07983031237948" calcext:value-type="float">
            <text:p>1,08</text:p>
          </table:table-cell>
          <table:table-cell office:value-type="float" office:value="401.712" calcext:value-type="float">
            <text:p>401,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538" calcext:value-type="float">
            <text:p>112538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38971644877502" calcext:value-type="float">
            <text:p>1,39</text:p>
          </table:table-cell>
          <table:table-cell office:value-type="float" office:value="416.56" calcext:value-type="float">
            <text:p>416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713" calcext:value-type="float">
            <text:p>112713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30469427247971" calcext:value-type="float">
            <text:p>1,30</text:p>
          </table:table-cell>
          <table:table-cell office:value-type="float" office:value="388.31" calcext:value-type="float">
            <text:p>388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418" calcext:value-type="float">
            <text:p>112418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5431774391312" calcext:value-type="float">
            <text:p>1,54</text:p>
          </table:table-cell>
          <table:table-cell office:value-type="float" office:value="374.437" calcext:value-type="float">
            <text:p>374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473" calcext:value-type="float">
            <text:p>112473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55708433988026" calcext:value-type="float">
            <text:p>1,56</text:p>
          </table:table-cell>
          <table:table-cell office:value-type="float" office:value="373.975" calcext:value-type="float">
            <text:p>373,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593" calcext:value-type="float">
            <text:p>112593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41840245856426" calcext:value-type="float">
            <text:p>1,42</text:p>
          </table:table-cell>
          <table:table-cell office:value-type="float" office:value="413.93" calcext:value-type="float">
            <text:p>413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476" calcext:value-type="float">
            <text:p>112476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66290720243403" calcext:value-type="float">
            <text:p>1,66</text:p>
          </table:table-cell>
          <table:table-cell office:value-type="float" office:value="414.532" calcext:value-type="float">
            <text:p>414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628" calcext:value-type="float">
            <text:p>112628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37739599478113" calcext:value-type="float">
            <text:p>1,38</text:p>
          </table:table-cell>
          <table:table-cell office:value-type="float" office:value="402.86" calcext:value-type="float">
            <text:p>40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3012" calcext:value-type="float">
            <text:p>113012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0324806683539" calcext:value-type="float">
            <text:p>1,03</text:p>
          </table:table-cell>
          <table:table-cell office:value-type="float" office:value="388.615" calcext:value-type="float">
            <text:p>388,615</text:p>
          </table:table-cell>
          <table:table-cell table:number-columns-repeated="3"/>
        </table:table-row>
      </table:table>
      <table:table table:name="AGEp" table:style-name="ta1">
        <table:table-column table:style-name="co18" table:default-cell-style-name="ce2"/>
        <table:table-column table:style-name="co19" table:default-cell-style-name="ce11"/>
        <table:table-column table:style-name="co19" table:default-cell-style-name="ce5"/>
        <table:table-column table:style-name="co6" table:default-cell-style-name="ce6"/>
        <table:table-column table:style-name="co6" table:default-cell-style-name="ce11"/>
        <table:table-column table:style-name="co6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E_posicion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19007490613725" calcext:value-type="float">
            <text:p>4,1900749061372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36.6" calcext:value-type="float">
            <text:p>18236,6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89498147587369" calcext:value-type="float">
            <text:p>6,89</text:p>
          </table:table-cell>
          <table:table-cell office:value-type="float" office:value="1.67444" calcext:value-type="float">
            <text:p>1,67444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12.266875" calcext:value-type="float">
            <text:p>12,266875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10.8" calcext:value-type="float">
            <text:p>17710,8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5197117529195" calcext:value-type="float">
            <text:p>8,52</text:p>
          </table:table-cell>
          <table:table-cell office:value-type="float" office:value="1.77906" calcext:value-type="float">
            <text:p>1,77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883.3" calcext:value-type="float">
            <text:p>17883,3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6595355932832" calcext:value-type="float">
            <text:p>7,66</text:p>
          </table:table-cell>
          <table:table-cell office:value-type="float" office:value="1.70371" calcext:value-type="float">
            <text:p>1,70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93.3" calcext:value-type="float">
            <text:p>17893,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0440993288981" calcext:value-type="float">
            <text:p>8,04</text:p>
          </table:table-cell>
          <table:table-cell office:value-type="float" office:value="1.74639" calcext:value-type="float">
            <text:p>1,74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15.7" calcext:value-type="float">
            <text:p>17815,7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27122825095166" calcext:value-type="float">
            <text:p>8,27</text:p>
          </table:table-cell>
          <table:table-cell office:value-type="float" office:value="1.77245" calcext:value-type="float">
            <text:p>1,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12.2" calcext:value-type="float">
            <text:p>18112,2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96744069940257" calcext:value-type="float">
            <text:p>7,97</text:p>
          </table:table-cell>
          <table:table-cell office:value-type="float" office:value="1.74344" calcext:value-type="float">
            <text:p>1,74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73.6" calcext:value-type="float">
            <text:p>17973,6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2375133612169" calcext:value-type="float">
            <text:p>7,02</text:p>
          </table:table-cell>
          <table:table-cell office:value-type="float" office:value="1.73815" calcext:value-type="float">
            <text:p>1,73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787.8" calcext:value-type="float">
            <text:p>17787,8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59956118468352" calcext:value-type="float">
            <text:p>8,60</text:p>
          </table:table-cell>
          <table:table-cell office:value-type="float" office:value="1.81859" calcext:value-type="float">
            <text:p>1,81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49.9" calcext:value-type="float">
            <text:p>17949,9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84208244480605" calcext:value-type="float">
            <text:p>7,84</text:p>
          </table:table-cell>
          <table:table-cell office:value-type="float" office:value="1.57127" calcext:value-type="float">
            <text:p>1,57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80.1" calcext:value-type="float">
            <text:p>17880,1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9753887352457" calcext:value-type="float">
            <text:p>8,80</text:p>
          </table:table-cell>
          <table:table-cell office:value-type="float" office:value="1.67296" calcext:value-type="float">
            <text:p>1,67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0988" calcext:value-type="float">
            <text:p>760988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2.1904825404527" calcext:value-type="float">
            <text:p>2,19</text:p>
          </table:table-cell>
          <table:table-cell office:value-type="float" office:value="1.90844" calcext:value-type="float">
            <text:p>1,90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6715" calcext:value-type="float">
            <text:p>766715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69862875827793" calcext:value-type="float">
            <text:p>1,70</text:p>
          </table:table-cell>
          <table:table-cell office:value-type="float" office:value="1.76632" calcext:value-type="float">
            <text:p>1,76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9045" calcext:value-type="float">
            <text:p>759045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28168867893786" calcext:value-type="float">
            <text:p>2,28</text:p>
          </table:table-cell>
          <table:table-cell office:value-type="float" office:value="1.82656" calcext:value-type="float">
            <text:p>1,8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3253" calcext:value-type="float">
            <text:p>763253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56586396249523" calcext:value-type="float">
            <text:p>1,57</text:p>
          </table:table-cell>
          <table:table-cell office:value-type="float" office:value="1.87798" calcext:value-type="float">
            <text:p>1,87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8790" calcext:value-type="float">
            <text:p>75879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16874968824984" calcext:value-type="float">
            <text:p>2,17</text:p>
          </table:table-cell>
          <table:table-cell office:value-type="float" office:value="1.80204" calcext:value-type="float">
            <text:p>1,8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9060" calcext:value-type="float">
            <text:p>75906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07619311621994" calcext:value-type="float">
            <text:p>2,08</text:p>
          </table:table-cell>
          <table:table-cell office:value-type="float" office:value="1.7521" calcext:value-type="float">
            <text:p>1,7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9081" calcext:value-type="float">
            <text:p>759081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33544869032978" calcext:value-type="float">
            <text:p>2,34</text:p>
          </table:table-cell>
          <table:table-cell office:value-type="float" office:value="1.53766" calcext:value-type="float">
            <text:p>1,53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3104" calcext:value-type="float">
            <text:p>763104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06178058347438" calcext:value-type="float">
            <text:p>2,06</text:p>
          </table:table-cell>
          <table:table-cell office:value-type="float" office:value="1.62241" calcext:value-type="float">
            <text:p>1,62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4764" calcext:value-type="float">
            <text:p>754764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58623269568402" calcext:value-type="float">
            <text:p>2,59</text:p>
          </table:table-cell>
          <table:table-cell office:value-type="float" office:value="1.59143" calcext:value-type="float">
            <text:p>1,59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6684" calcext:value-type="float">
            <text:p>756684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35848063705761" calcext:value-type="float">
            <text:p>2,36</text:p>
          </table:table-cell>
          <table:table-cell office:value-type="float" office:value="1.58385" calcext:value-type="float">
            <text:p>1,58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1231" calcext:value-type="float">
            <text:p>111231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2.54777070063694" calcext:value-type="float">
            <text:p>2,55</text:p>
          </table:table-cell>
          <table:table-cell office:value-type="float" office:value="36.2953" calcext:value-type="float">
            <text:p>36,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51989622409985" calcext:value-type="float">
            <text:p>2,52</text:p>
          </table:table-cell>
          <table:table-cell office:value-type="float" office:value="35.5452" calcext:value-type="float">
            <text:p>35,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1454" calcext:value-type="float">
            <text:p>111454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2.33956047807648" calcext:value-type="float">
            <text:p>2,34</text:p>
          </table:table-cell>
          <table:table-cell office:value-type="float" office:value="32.3229" calcext:value-type="float">
            <text:p>32,3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1669" calcext:value-type="float">
            <text:p>111669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2.21885589695542" calcext:value-type="float">
            <text:p>2,22</text:p>
          </table:table-cell>
          <table:table-cell office:value-type="float" office:value="33.5517" calcext:value-type="float">
            <text:p>33,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312" calcext:value-type="float">
            <text:p>111312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2.51182343667893" calcext:value-type="float">
            <text:p>2,51</text:p>
          </table:table-cell>
          <table:table-cell office:value-type="float" office:value="31.8708" calcext:value-type="float">
            <text:p>31,8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1084" calcext:value-type="float">
            <text:p>111084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77281798130448" calcext:value-type="float">
            <text:p>2,77</text:p>
          </table:table-cell>
          <table:table-cell office:value-type="float" office:value="31.8687" calcext:value-type="float">
            <text:p>31,8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1332" calcext:value-type="float">
            <text:p>111332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2.5224799278541" calcext:value-type="float">
            <text:p>2,52</text:p>
          </table:table-cell>
          <table:table-cell office:value-type="float" office:value="31.2058" calcext:value-type="float">
            <text:p>31,2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1554" calcext:value-type="float">
            <text:p>111554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2.46900627743097" calcext:value-type="float">
            <text:p>2,47</text:p>
          </table:table-cell>
          <table:table-cell office:value-type="float" office:value="33.1409" calcext:value-type="float">
            <text:p>33,1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1344" calcext:value-type="float">
            <text:p>111344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50172940692288" calcext:value-type="float">
            <text:p>2,50</text:p>
          </table:table-cell>
          <table:table-cell office:value-type="float" office:value="34.3674" calcext:value-type="float">
            <text:p>34,3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502" calcext:value-type="float">
            <text:p>111502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35482656251368" calcext:value-type="float">
            <text:p>2,35</text:p>
          </table:table-cell>
          <table:table-cell office:value-type="float" office:value="33.3483" calcext:value-type="float">
            <text:p>33,3483</text:p>
          </table:table-cell>
          <table:table-cell table:number-columns-repeated="3"/>
        </table:table-row>
      </table:table>
      <table:table table:name="AM0" table:style-name="ta1">
        <table:table-column table:style-name="co21" table:default-cell-style-name="ce2"/>
        <table:table-column table:style-name="co6" table:default-cell-style-name="ce3"/>
        <table:table-column table:style-name="co2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M_tipo0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7869511327179" calcext:value-type="float">
            <text:p>3,7869511327179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89.1" calcext:value-type="float">
            <text:p>18189,1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13748766561827" calcext:value-type="float">
            <text:p>7,14</text:p>
          </table:table-cell>
          <table:table-cell office:value-type="float" office:value="2.20847" calcext:value-type="float">
            <text:p>2,20847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62.8148676666667" calcext:value-type="float">
            <text:p>62,814867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75.5" calcext:value-type="float">
            <text:p>17775,5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8552161754525" calcext:value-type="float">
            <text:p>8,19</text:p>
          </table:table-cell>
          <table:table-cell office:value-type="float" office:value="1.8395" calcext:value-type="float">
            <text:p>1,8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10.9" calcext:value-type="float">
            <text:p>17910,9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51702292405405" calcext:value-type="float">
            <text:p>7,52</text:p>
          </table:table-cell>
          <table:table-cell office:value-type="float" office:value="2.1308" calcext:value-type="float">
            <text:p>2,1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48.4" calcext:value-type="float">
            <text:p>17848,4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27484602962587" calcext:value-type="float">
            <text:p>8,27</text:p>
          </table:table-cell>
          <table:table-cell office:value-type="float" office:value="2.07628" calcext:value-type="float">
            <text:p>2,07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62.4" calcext:value-type="float">
            <text:p>17762,4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54565718353496" calcext:value-type="float">
            <text:p>8,55</text:p>
          </table:table-cell>
          <table:table-cell office:value-type="float" office:value="2.09405" calcext:value-type="float">
            <text:p>2,09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57" calcext:value-type="float">
            <text:p>18157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73980084026526" calcext:value-type="float">
            <text:p>7,74</text:p>
          </table:table-cell>
          <table:table-cell office:value-type="float" office:value="1.76865" calcext:value-type="float">
            <text:p>1,76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65.2" calcext:value-type="float">
            <text:p>17965,2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6720398271316" calcext:value-type="float">
            <text:p>7,07</text:p>
          </table:table-cell>
          <table:table-cell office:value-type="float" office:value="1.68763" calcext:value-type="float">
            <text:p>1,68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8.3" calcext:value-type="float">
            <text:p>17868,3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592176189751" calcext:value-type="float">
            <text:p>8,19</text:p>
          </table:table-cell>
          <table:table-cell office:value-type="float" office:value="1.65759" calcext:value-type="float">
            <text:p>1,65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54.4" calcext:value-type="float">
            <text:p>17954,4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81897865988255" calcext:value-type="float">
            <text:p>7,82</text:p>
          </table:table-cell>
          <table:table-cell office:value-type="float" office:value="1.82604" calcext:value-type="float">
            <text:p>1,82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69.1" calcext:value-type="float">
            <text:p>17869,1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5364745638435" calcext:value-type="float">
            <text:p>8,85</text:p>
          </table:table-cell>
          <table:table-cell office:value-type="float" office:value="1.82994" calcext:value-type="float">
            <text:p>1,8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7114" calcext:value-type="float">
            <text:p>767114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40310993542189" calcext:value-type="float">
            <text:p>1,40</text:p>
          </table:table-cell>
          <table:table-cell office:value-type="float" office:value="2.01859" calcext:value-type="float">
            <text:p>2,01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8962" calcext:value-type="float">
            <text:p>768962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4105384233032" calcext:value-type="float">
            <text:p>1,41</text:p>
          </table:table-cell>
          <table:table-cell office:value-type="float" office:value="2.05638" calcext:value-type="float">
            <text:p>2,0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70222" calcext:value-type="float">
            <text:p>770222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0.842778514671562" calcext:value-type="float">
            <text:p>0,84</text:p>
          </table:table-cell>
          <table:table-cell office:value-type="float" office:value="2.08833" calcext:value-type="float">
            <text:p>2,08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7235" calcext:value-type="float">
            <text:p>757235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3419848957555" calcext:value-type="float">
            <text:p>2,34</text:p>
          </table:table-cell>
          <table:table-cell office:value-type="float" office:value="1.83164" calcext:value-type="float">
            <text:p>1,83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3381" calcext:value-type="float">
            <text:p>763381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57682930160631" calcext:value-type="float">
            <text:p>1,58</text:p>
          </table:table-cell>
          <table:table-cell office:value-type="float" office:value="1.70959" calcext:value-type="float">
            <text:p>1,70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7639" calcext:value-type="float">
            <text:p>757639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25951160169124" calcext:value-type="float">
            <text:p>2,26</text:p>
          </table:table-cell>
          <table:table-cell office:value-type="float" office:value="1.72697" calcext:value-type="float">
            <text:p>1,7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8726" calcext:value-type="float">
            <text:p>768726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09450787191677" calcext:value-type="float">
            <text:p>1,09</text:p>
          </table:table-cell>
          <table:table-cell office:value-type="float" office:value="1.78416" calcext:value-type="float">
            <text:p>1,78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3623" calcext:value-type="float">
            <text:p>76362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99517113590605" calcext:value-type="float">
            <text:p>2,00</text:p>
          </table:table-cell>
          <table:table-cell office:value-type="float" office:value="2.03045" calcext:value-type="float">
            <text:p>2,03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71547" calcext:value-type="float">
            <text:p>771547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0.420131428707408" calcext:value-type="float">
            <text:p>0,42</text:p>
          </table:table-cell>
          <table:table-cell office:value-type="float" office:value="1.80669" calcext:value-type="float">
            <text:p>1,80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9071" calcext:value-type="float">
            <text:p>769071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0.760078265197271" calcext:value-type="float">
            <text:p>0,76</text:p>
          </table:table-cell>
          <table:table-cell office:value-type="float" office:value="1.64828" calcext:value-type="float">
            <text:p>1,6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305" calcext:value-type="float">
            <text:p>112305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6068127458625" calcext:value-type="float">
            <text:p>1,61</text:p>
          </table:table-cell>
          <table:table-cell office:value-type="float" office:value="186.367" calcext:value-type="float">
            <text:p>186,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1326" calcext:value-type="float">
            <text:p>111326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42435928899485" calcext:value-type="float">
            <text:p>2,42</text:p>
          </table:table-cell>
          <table:table-cell office:value-type="float" office:value="192.071" calcext:value-type="float">
            <text:p>192,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074" calcext:value-type="float">
            <text:p>112074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79629175283025" calcext:value-type="float">
            <text:p>1,80</text:p>
          </table:table-cell>
          <table:table-cell office:value-type="float" office:value="202.087" calcext:value-type="float">
            <text:p>202,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2.1225361855643" calcext:value-type="float">
            <text:p>2,12</text:p>
          </table:table-cell>
          <table:table-cell office:value-type="float" office:value="198.422" calcext:value-type="float">
            <text:p>198,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349" calcext:value-type="float">
            <text:p>111349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2.47941846207742" calcext:value-type="float">
            <text:p>2,48</text:p>
          </table:table-cell>
          <table:table-cell office:value-type="float" office:value="204.634" calcext:value-type="float">
            <text:p>204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16451353149179" calcext:value-type="float">
            <text:p>2,16</text:p>
          </table:table-cell>
          <table:table-cell office:value-type="float" office:value="174.886" calcext:value-type="float">
            <text:p>174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576" calcext:value-type="float">
            <text:p>112576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43328692880845" calcext:value-type="float">
            <text:p>1,43</text:p>
          </table:table-cell>
          <table:table-cell office:value-type="float" office:value="160.898" calcext:value-type="float">
            <text:p>160,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359" calcext:value-type="float">
            <text:p>112359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76519960132193" calcext:value-type="float">
            <text:p>1,77</text:p>
          </table:table-cell>
          <table:table-cell office:value-type="float" office:value="176.832" calcext:value-type="float">
            <text:p>176,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0959" calcext:value-type="float">
            <text:p>110959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83885430075043" calcext:value-type="float">
            <text:p>2,84</text:p>
          </table:table-cell>
          <table:table-cell office:value-type="float" office:value="175.191" calcext:value-type="float">
            <text:p>175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2425" calcext:value-type="float">
            <text:p>112425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54653168813654" calcext:value-type="float">
            <text:p>1,55</text:p>
          </table:table-cell>
          <table:table-cell office:value-type="float" office:value="175.238" calcext:value-type="float">
            <text:p>175,238</text:p>
          </table:table-cell>
          <table:table-cell table:number-columns-repeated="3"/>
        </table:table-row>
      </table:table>
      <table:table table:name="AM1" table:style-name="ta1">
        <table:table-column table:style-name="co24" table:default-cell-style-name="ce2"/>
        <table:table-column table:style-name="co6" table:default-cell-style-name="ce3"/>
        <table:table-column table:style-name="co25" table:default-cell-style-name="ce5"/>
        <table:table-column table:style-name="co6" table:default-cell-style-name="ce6"/>
        <table:table-column table:style-name="co19" table:default-cell-style-name="ce3"/>
        <table:table-column table:style-name="co6" table:default-cell-style-name="Default"/>
        <table:table-column table:style-name="co22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M_tipo1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64793546538365" calcext:value-type="float">
            <text:p>4,6479354653836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02.7" calcext:value-type="float">
            <text:p>18102,7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57859366127998" calcext:value-type="float">
            <text:p>7,58</text:p>
          </table:table-cell>
          <table:table-cell office:value-type="float" office:value="2.88597" calcext:value-type="float">
            <text:p>2,88597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52.654199" calcext:value-type="float">
            <text:p>52,654199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14.3" calcext:value-type="float">
            <text:p>17714,3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50163346120683" calcext:value-type="float">
            <text:p>8,50</text:p>
          </table:table-cell>
          <table:table-cell office:value-type="float" office:value="2.52986" calcext:value-type="float">
            <text:p>2,5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01.8" calcext:value-type="float">
            <text:p>17901,8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56401079687961" calcext:value-type="float">
            <text:p>7,56</text:p>
          </table:table-cell>
          <table:table-cell office:value-type="float" office:value="2.68289" calcext:value-type="float">
            <text:p>2,6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770.3" calcext:value-type="float">
            <text:p>17770,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67621167164904" calcext:value-type="float">
            <text:p>8,68</text:p>
          </table:table-cell>
          <table:table-cell office:value-type="float" office:value="2.78389" calcext:value-type="float">
            <text:p>2,78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26.2" calcext:value-type="float">
            <text:p>17726,2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73204231223131" calcext:value-type="float">
            <text:p>8,73</text:p>
          </table:table-cell>
          <table:table-cell office:value-type="float" office:value="3.45754" calcext:value-type="float">
            <text:p>3,45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059.9" calcext:value-type="float">
            <text:p>18059,9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23318990995795" calcext:value-type="float">
            <text:p>8,23</text:p>
          </table:table-cell>
          <table:table-cell office:value-type="float" office:value="3.62872" calcext:value-type="float">
            <text:p>3,62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03.8" calcext:value-type="float">
            <text:p>17903,8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38482213756039" calcext:value-type="float">
            <text:p>7,38</text:p>
          </table:table-cell>
          <table:table-cell office:value-type="float" office:value="2.63839" calcext:value-type="float">
            <text:p>2,63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129722176698" calcext:value-type="float">
            <text:p>8,18</text:p>
          </table:table-cell>
          <table:table-cell office:value-type="float" office:value="3.35194" calcext:value-type="float">
            <text:p>3,35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90.1" calcext:value-type="float">
            <text:p>17990,1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3568863282278" calcext:value-type="float">
            <text:p>7,64</text:p>
          </table:table-cell>
          <table:table-cell office:value-type="float" office:value="3.13542" calcext:value-type="float">
            <text:p>3,1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742.1" calcext:value-type="float">
            <text:p>17742,1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50144654940186" calcext:value-type="float">
            <text:p>9,50</text:p>
          </table:table-cell>
          <table:table-cell office:value-type="float" office:value="2.87305" calcext:value-type="float">
            <text:p>2,87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39879" calcext:value-type="float">
            <text:p>739879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4.9036148159335" calcext:value-type="float">
            <text:p>4,90</text:p>
          </table:table-cell>
          <table:table-cell office:value-type="float" office:value="2.79329" calcext:value-type="float">
            <text:p>2,7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8557" calcext:value-type="float">
            <text:p>758557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74457488766104" calcext:value-type="float">
            <text:p>2,74</text:p>
          </table:table-cell>
          <table:table-cell office:value-type="float" office:value="2.71083" calcext:value-type="float">
            <text:p>2,71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9008" calcext:value-type="float">
            <text:p>769008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0.999067048215383" calcext:value-type="float">
            <text:p>1,00</text:p>
          </table:table-cell>
          <table:table-cell office:value-type="float" office:value="2.86316" calcext:value-type="float">
            <text:p>2,8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47108" calcext:value-type="float">
            <text:p>747108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3.64802954366623" calcext:value-type="float">
            <text:p>3,65</text:p>
          </table:table-cell>
          <table:table-cell office:value-type="float" office:value="2.69224" calcext:value-type="float">
            <text:p>2,69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6453" calcext:value-type="float">
            <text:p>756453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47006050149007" calcext:value-type="float">
            <text:p>2,47</text:p>
          </table:table-cell>
          <table:table-cell office:value-type="float" office:value="2.91609" calcext:value-type="float">
            <text:p>2,91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9841" calcext:value-type="float">
            <text:p>759841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97543890288208" calcext:value-type="float">
            <text:p>1,98</text:p>
          </table:table-cell>
          <table:table-cell office:value-type="float" office:value="2.85289" calcext:value-type="float">
            <text:p>2,85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7065" calcext:value-type="float">
            <text:p>767065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30821473551283" calcext:value-type="float">
            <text:p>1,31</text:p>
          </table:table-cell>
          <table:table-cell office:value-type="float" office:value="2.85709" calcext:value-type="float">
            <text:p>2,85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3586" calcext:value-type="float">
            <text:p>763586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99991978631073" calcext:value-type="float">
            <text:p>2,00</text:p>
          </table:table-cell>
          <table:table-cell office:value-type="float" office:value="2.98998" calcext:value-type="float">
            <text:p>2,9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6026" calcext:value-type="float">
            <text:p>756026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42335241212777" calcext:value-type="float">
            <text:p>2,42</text:p>
          </table:table-cell>
          <table:table-cell office:value-type="float" office:value="2.58042" calcext:value-type="float">
            <text:p>2,58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8390" calcext:value-type="float">
            <text:p>75839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1383406155517" calcext:value-type="float">
            <text:p>2,14</text:p>
          </table:table-cell>
          <table:table-cell office:value-type="float" office:value="3.19731" calcext:value-type="float">
            <text:p>3,19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09893" calcext:value-type="float">
            <text:p>109893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3.72002558284197" calcext:value-type="float">
            <text:p>3,72</text:p>
          </table:table-cell>
          <table:table-cell office:value-type="float" office:value="156.631" calcext:value-type="float">
            <text:p>156,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0956" calcext:value-type="float">
            <text:p>110956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74865897696596" calcext:value-type="float">
            <text:p>2,75</text:p>
          </table:table-cell>
          <table:table-cell office:value-type="float" office:value="146.671" calcext:value-type="float">
            <text:p>146,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09873" calcext:value-type="float">
            <text:p>109873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3.72489572745435" calcext:value-type="float">
            <text:p>3,72</text:p>
          </table:table-cell>
          <table:table-cell office:value-type="float" office:value="150.201" calcext:value-type="float">
            <text:p>150,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0150" calcext:value-type="float">
            <text:p>11015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3.54894354789279" calcext:value-type="float">
            <text:p>3,55</text:p>
          </table:table-cell>
          <table:table-cell office:value-type="float" office:value="151.414" calcext:value-type="float">
            <text:p>151,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0683" calcext:value-type="float">
            <text:p>110683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3.06270800490454" calcext:value-type="float">
            <text:p>3,06</text:p>
          </table:table-cell>
          <table:table-cell office:value-type="float" office:value="150.806" calcext:value-type="float">
            <text:p>150,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1269" calcext:value-type="float">
            <text:p>111269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61089521408816" calcext:value-type="float">
            <text:p>2,61</text:p>
          </table:table-cell>
          <table:table-cell office:value-type="float" office:value="148.302" calcext:value-type="float">
            <text:p>148,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876" calcext:value-type="float">
            <text:p>110876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2.92173395322774" calcext:value-type="float">
            <text:p>2,92</text:p>
          </table:table-cell>
          <table:table-cell office:value-type="float" office:value="154.362" calcext:value-type="float">
            <text:p>154,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9607" calcext:value-type="float">
            <text:p>109607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4.17125671020651" calcext:value-type="float">
            <text:p>4,17</text:p>
          </table:table-cell>
          <table:table-cell office:value-type="float" office:value="154.951" calcext:value-type="float">
            <text:p>154,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09648" calcext:value-type="float">
            <text:p>109648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3.98683023791385" calcext:value-type="float">
            <text:p>3,99</text:p>
          </table:table-cell>
          <table:table-cell office:value-type="float" office:value="149.641" calcext:value-type="float">
            <text:p>149,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516" calcext:value-type="float">
            <text:p>111516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34256640190558" calcext:value-type="float">
            <text:p>2,34</text:p>
          </table:table-cell>
          <table:table-cell office:value-type="float" office:value="158.226" calcext:value-type="float">
            <text:p>158,226</text:p>
          </table:table-cell>
          <table:table-cell table:number-columns-repeated="3"/>
        </table:table-row>
      </table:table>
      <table:table table:name="AM2" table:style-name="ta1">
        <table:table-column table:style-name="co27" table:default-cell-style-name="ce2"/>
        <table:table-column table:style-name="co6" table:default-cell-style-name="ce3"/>
        <table:table-column table:style-name="co6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M_tipo2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18757680395868" calcext:value-type="float">
            <text:p>4,18757680395868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19.5" calcext:value-type="float">
            <text:p>18119,5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49282305101243" calcext:value-type="float">
            <text:p>7,49</text:p>
          </table:table-cell>
          <table:table-cell office:value-type="float" office:value="3.19506" calcext:value-type="float">
            <text:p>3,19506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69.7563803333333" calcext:value-type="float">
            <text:p>69,7563803333333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77.1" calcext:value-type="float">
            <text:p>17777,1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7725725561947" calcext:value-type="float">
            <text:p>8,18</text:p>
          </table:table-cell>
          <table:table-cell office:value-type="float" office:value="3.00057" calcext:value-type="float">
            <text:p>3,0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61.2" calcext:value-type="float">
            <text:p>17961,2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25729874788647" calcext:value-type="float">
            <text:p>7,26</text:p>
          </table:table-cell>
          <table:table-cell office:value-type="float" office:value="4.84257" calcext:value-type="float">
            <text:p>4,84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914.2" calcext:value-type="float">
            <text:p>17914,2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3669162187781" calcext:value-type="float">
            <text:p>7,94</text:p>
          </table:table-cell>
          <table:table-cell office:value-type="float" office:value="6.67661" calcext:value-type="float">
            <text:p>6,67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23.5" calcext:value-type="float">
            <text:p>17723,5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74594396547662" calcext:value-type="float">
            <text:p>8,75</text:p>
          </table:table-cell>
          <table:table-cell office:value-type="float" office:value="6.65177" calcext:value-type="float">
            <text:p>6,65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37.2" calcext:value-type="float">
            <text:p>18137,2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84040952800898" calcext:value-type="float">
            <text:p>7,84</text:p>
          </table:table-cell>
          <table:table-cell office:value-type="float" office:value="6.32688" calcext:value-type="float">
            <text:p>6,32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726.6" calcext:value-type="float">
            <text:p>17726,6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8.30146606327584" calcext:value-type="float">
            <text:p>8,30</text:p>
          </table:table-cell>
          <table:table-cell office:value-type="float" office:value="5.99507" calcext:value-type="float">
            <text:p>5,99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743.6" calcext:value-type="float">
            <text:p>17743,6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82667748887162" calcext:value-type="float">
            <text:p>8,83</text:p>
          </table:table-cell>
          <table:table-cell office:value-type="float" office:value="6.0989" calcext:value-type="float">
            <text:p>6,0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40.8" calcext:value-type="float">
            <text:p>17940,8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88880343209581" calcext:value-type="float">
            <text:p>7,89</text:p>
          </table:table-cell>
          <table:table-cell office:value-type="float" office:value="5.62711" calcext:value-type="float">
            <text:p>5,62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66" calcext:value-type="float">
            <text:p>17866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6945987519028" calcext:value-type="float">
            <text:p>8,87</text:p>
          </table:table-cell>
          <table:table-cell office:value-type="float" office:value="6.17066" calcext:value-type="float">
            <text:p>6,17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6245" calcext:value-type="float">
            <text:p>766245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51480219689296" calcext:value-type="float">
            <text:p>1,51</text:p>
          </table:table-cell>
          <table:table-cell office:value-type="float" office:value="6.19519" calcext:value-type="float">
            <text:p>6,1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47473" calcext:value-type="float">
            <text:p>747473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4.16566668688663" calcext:value-type="float">
            <text:p>4,17</text:p>
          </table:table-cell>
          <table:table-cell office:value-type="float" office:value="6.07123" calcext:value-type="float">
            <text:p>6,07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0036" calcext:value-type="float">
            <text:p>760036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15410882989179" calcext:value-type="float">
            <text:p>2,15</text:p>
          </table:table-cell>
          <table:table-cell office:value-type="float" office:value="5.1173" calcext:value-type="float">
            <text:p>5,1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9150" calcext:value-type="float">
            <text:p>759150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09501387761103" calcext:value-type="float">
            <text:p>2,10</text:p>
          </table:table-cell>
          <table:table-cell office:value-type="float" office:value="4.53199" calcext:value-type="float">
            <text:p>4,53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5420" calcext:value-type="float">
            <text:p>76542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31393980729871" calcext:value-type="float">
            <text:p>1,31</text:p>
          </table:table-cell>
          <table:table-cell office:value-type="float" office:value="5.62677" calcext:value-type="float">
            <text:p>5,62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0666" calcext:value-type="float">
            <text:p>770666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57894164374984" calcext:value-type="float">
            <text:p>0,58</text:p>
          </table:table-cell>
          <table:table-cell office:value-type="float" office:value="6.00744" calcext:value-type="float">
            <text:p>6,00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8006" calcext:value-type="float">
            <text:p>758006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47375987537841" calcext:value-type="float">
            <text:p>2,47</text:p>
          </table:table-cell>
          <table:table-cell office:value-type="float" office:value="4.92442" calcext:value-type="float">
            <text:p>4,92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70143" calcext:value-type="float">
            <text:p>77014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15838192946008" calcext:value-type="float">
            <text:p>1,16</text:p>
          </table:table-cell>
          <table:table-cell office:value-type="float" office:value="6.40485" calcext:value-type="float">
            <text:p>6,40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5472" calcext:value-type="float">
            <text:p>765472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20420252427333" calcext:value-type="float">
            <text:p>1,20</text:p>
          </table:table-cell>
          <table:table-cell office:value-type="float" office:value="4.85526" calcext:value-type="float">
            <text:p>4,85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6572" calcext:value-type="float">
            <text:p>766572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08254597548055" calcext:value-type="float">
            <text:p>1,08</text:p>
          </table:table-cell>
          <table:table-cell office:value-type="float" office:value="4.95976" calcext:value-type="float">
            <text:p>4,95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0707" calcext:value-type="float">
            <text:p>110707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3.00686005659766" calcext:value-type="float">
            <text:p>3,01</text:p>
          </table:table-cell>
          <table:table-cell office:value-type="float" office:value="180.599" calcext:value-type="float">
            <text:p>180,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1519" calcext:value-type="float">
            <text:p>111519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25519755986397" calcext:value-type="float">
            <text:p>2,26</text:p>
          </table:table-cell>
          <table:table-cell office:value-type="float" office:value="183.776" calcext:value-type="float">
            <text:p>183,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3.34898881917914" calcext:value-type="float">
            <text:p>3,35</text:p>
          </table:table-cell>
          <table:table-cell office:value-type="float" office:value="192.279" calcext:value-type="float">
            <text:p>192,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091" calcext:value-type="float">
            <text:p>112091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84933845870949" calcext:value-type="float">
            <text:p>1,85</text:p>
          </table:table-cell>
          <table:table-cell office:value-type="float" office:value="180.534" calcext:value-type="float">
            <text:p>180,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183" calcext:value-type="float">
            <text:p>112183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74899281835698" calcext:value-type="float">
            <text:p>1,75</text:p>
          </table:table-cell>
          <table:table-cell office:value-type="float" office:value="187.068" calcext:value-type="float">
            <text:p>187,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0935" calcext:value-type="float">
            <text:p>110935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90323145327872" calcext:value-type="float">
            <text:p>2,90</text:p>
          </table:table-cell>
          <table:table-cell office:value-type="float" office:value="216.677" calcext:value-type="float">
            <text:p>216,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948" calcext:value-type="float">
            <text:p>110948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2.85869384395822" calcext:value-type="float">
            <text:p>2,86</text:p>
          </table:table-cell>
          <table:table-cell office:value-type="float" office:value="226.257" calcext:value-type="float">
            <text:p>226,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0935" calcext:value-type="float">
            <text:p>110935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3.01019426812849" calcext:value-type="float">
            <text:p>3,01</text:p>
          </table:table-cell>
          <table:table-cell office:value-type="float" office:value="202.011" calcext:value-type="float">
            <text:p>202,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0916" calcext:value-type="float">
            <text:p>110916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87650721097013" calcext:value-type="float">
            <text:p>2,88</text:p>
          </table:table-cell>
          <table:table-cell office:value-type="float" office:value="215.154" calcext:value-type="float">
            <text:p>215,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118" calcext:value-type="float">
            <text:p>111118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69110525347882" calcext:value-type="float">
            <text:p>2,69</text:p>
          </table:table-cell>
          <table:table-cell office:value-type="float" office:value="199.057" calcext:value-type="float">
            <text:p>199,0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dadero</number:text>
    </number:number-style>
    <number:number-style style:name="N121P1" style:volatile="true">
      <number:text>Verdad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vado</number:text>
    </number:number-style>
    <number:number-style style:name="N122P1" style:volatile="true">
      <number:text>Activado</number:text>
    </number:number-style>
    <number:number-style style:name="N122">
      <number:text>Desactivad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20:57:55.234955577</dc:date>
    <meta:editing-duration>PT40M34S</meta:editing-duration>
    <meta:editing-cycles>3</meta:editing-cycles>
    <meta:generator>LibreOffice/6.1.6.3$Linux_X86_64 LibreOffice_project/10$Build-3</meta:generator>
    <meta:document-statistic meta:table-count="7" meta:cell-count="1134" meta:object-count="0"/>
  </office:meta>
</office:document-meta>
</file>